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1FA425C1D18A23F3.png" manifest:media-type="image/png"/>
  <manifest:file-entry manifest:full-path="Pictures/100005810000031A0000031A90A9BB170713D465.svg" manifest:media-type="image/svg+xml"/>
  <manifest:file-entry manifest:full-path="Pictures/100000010000001E0000001E2CB841F53C570895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d72ed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e76de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fc0c632"/>
    </style:style>
    <style:style style:name="P64" style:family="paragraph" style:parent-style-name="Standard">
      <style:text-properties officeooo:paragraph-rsid="0fc21b80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db91b2"/>
    </style:style>
    <style:style style:name="P68" style:family="paragraph" style:parent-style-name="Standard">
      <style:text-properties officeooo:rsid="0dde9a1c" officeooo:paragraph-rsid="0fdc0816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0" style:family="paragraph" style:parent-style-name="Standard">
      <style:text-properties officeooo:rsid="0dde9a1c" officeooo:paragraph-rsid="10899d06"/>
    </style:style>
    <style:style style:name="P71" style:family="paragraph" style:parent-style-name="Standard">
      <style:text-properties officeooo:paragraph-rsid="0fc35f88"/>
    </style:style>
    <style:style style:name="P72" style:family="paragraph" style:parent-style-name="Standard">
      <style:text-properties officeooo:paragraph-rsid="0fc8b815"/>
    </style:style>
    <style:style style:name="P73" style:family="paragraph" style:parent-style-name="Standard">
      <style:text-properties officeooo:paragraph-rsid="0fce858d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d0b68a"/>
    </style:style>
    <style:style style:name="P76" style:family="paragraph" style:parent-style-name="Standard">
      <style:text-properties officeooo:paragraph-rsid="0fdc0816"/>
    </style:style>
    <style:style style:name="P77" style:family="paragraph" style:parent-style-name="Standard">
      <style:text-properties officeooo:paragraph-rsid="0fd655f2"/>
    </style:style>
    <style:style style:name="P78" style:family="paragraph" style:parent-style-name="Standard">
      <style:text-properties officeooo:paragraph-rsid="0ff397b4"/>
    </style:style>
    <style:style style:name="P79" style:family="paragraph" style:parent-style-name="Standard">
      <style:text-properties officeooo:paragraph-rsid="0ff3c339"/>
    </style:style>
    <style:style style:name="P80" style:family="paragraph" style:parent-style-name="Standard">
      <style:text-properties officeooo:paragraph-rsid="0ff658a1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c8b5238"/>
    </style:style>
    <style:style style:name="P83" style:family="paragraph" style:parent-style-name="Standard">
      <style:paragraph-properties fo:text-align="center" style:justify-single-word="false"/>
      <style:text-properties officeooo:paragraph-rsid="0d1ec96e"/>
    </style:style>
    <style:style style:name="P84" style:family="paragraph" style:parent-style-name="Standard">
      <style:paragraph-properties fo:text-align="center" style:justify-single-word="false"/>
      <style:text-properties officeooo:paragraph-rsid="0e03342d"/>
    </style:style>
    <style:style style:name="P85" style:family="paragraph" style:parent-style-name="Standard">
      <style:paragraph-properties fo:text-align="center" style:justify-single-word="false"/>
      <style:text-properties officeooo:paragraph-rsid="0d8c21b9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0e82f1b0"/>
    </style:style>
    <style:style style:name="P89" style:family="paragraph" style:parent-style-name="Standard">
      <style:paragraph-properties fo:text-align="center" style:justify-single-word="false"/>
      <style:text-properties officeooo:paragraph-rsid="1032d702"/>
    </style:style>
    <style:style style:name="P90" style:family="paragraph" style:parent-style-name="Standard">
      <style:paragraph-properties fo:text-align="center" style:justify-single-word="false"/>
      <style:text-properties officeooo:paragraph-rsid="0fd58c4e"/>
    </style:style>
    <style:style style:name="P91" style:family="paragraph" style:parent-style-name="Standard">
      <style:paragraph-properties fo:text-align="center" style:justify-single-word="false"/>
      <style:text-properties officeooo:paragraph-rsid="0e0bda5c"/>
    </style:style>
    <style:style style:name="P92" style:family="paragraph" style:parent-style-name="Standard">
      <style:paragraph-properties fo:text-align="center" style:justify-single-word="false"/>
      <style:text-properties officeooo:paragraph-rsid="10178c94"/>
    </style:style>
    <style:style style:name="P93" style:family="paragraph" style:parent-style-name="Standard">
      <style:paragraph-properties fo:text-align="center" style:justify-single-word="false"/>
      <style:text-properties officeooo:paragraph-rsid="1035cc54"/>
    </style:style>
    <style:style style:name="P94" style:family="paragraph" style:parent-style-name="Standard">
      <style:text-properties officeooo:paragraph-rsid="1018685d"/>
    </style:style>
    <style:style style:name="P95" style:family="paragraph" style:parent-style-name="Standard">
      <style:text-properties officeooo:rsid="1035cc54" officeooo:paragraph-rsid="1035cc54"/>
    </style:style>
    <style:style style:name="P96" style:family="paragraph" style:parent-style-name="Standard">
      <style:text-properties officeooo:paragraph-rsid="10435a16"/>
    </style:style>
    <style:style style:name="P97" style:family="paragraph" style:parent-style-name="Standard">
      <style:text-properties officeooo:rsid="10048e31" officeooo:paragraph-rsid="104e2670"/>
    </style:style>
    <style:style style:name="P98" style:family="paragraph" style:parent-style-name="Footnote">
      <style:text-properties officeooo:paragraph-rsid="106e520e"/>
    </style:style>
    <style:style style:name="P99" style:family="paragraph" style:parent-style-name="Footnote">
      <style:text-properties officeooo:paragraph-rsid="10762a52" fo:background-color="transparent"/>
    </style:style>
    <style:style style:name="P100" style:family="paragraph" style:parent-style-name="Standard">
      <style:text-properties officeooo:paragraph-rsid="1077d862"/>
    </style:style>
    <style:style style:name="P101" style:family="paragraph" style:parent-style-name="Standard">
      <style:text-properties officeooo:paragraph-rsid="107dbf6a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3" style:family="paragraph" style:parent-style-name="Standard" style:list-style-name="L1">
      <style:paragraph-properties fo:break-before="page"/>
      <style:text-properties officeooo:paragraph-rsid="0fd655f2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officeooo:rsid="0673d7fc"/>
    </style:style>
    <style:style style:name="T27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7" style:family="text">
      <style:text-properties style:text-line-through-style="none" style:text-line-through-type="none" style:font-name="Liberation Sans" style:text-underline-style="none" officeooo:rsid="0b0f3a36"/>
    </style:style>
    <style:style style:name="T2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0" style:family="text">
      <style:text-properties fo:language="en" fo:country="GB"/>
    </style:style>
    <style:style style:name="T28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language="en" fo:country="GB" officeooo:rsid="0fed6741"/>
    </style:style>
    <style:style style:name="T285" style:family="text">
      <style:text-properties style:font-name="Liberation Mono" fo:font-size="11pt" style:font-size-asian="11pt" style:font-size-complex="11pt"/>
    </style:style>
    <style:style style:name="T286" style:family="text">
      <style:text-properties style:font-name="Liberation Mono" fo:font-size="8pt" style:font-size-asian="8pt" style:font-size-complex="8pt" loext:padding="0.049cm" loext:border="0.31pt solid #000000"/>
    </style:style>
    <style:style style:name="T287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8" style:family="text">
      <style:text-properties officeooo:rsid="102b859b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officeooo:rsid="1035cc54" style:font-weight-asian="bold" style:font-weight-complex="bold"/>
    </style:style>
    <style:style style:name="T291" style:family="text">
      <style:text-properties fo:font-weight="bold" officeooo:rsid="103b85c2" style:font-weight-asian="bold" style:font-weight-complex="bold"/>
    </style:style>
    <style:style style:name="T292" style:family="text">
      <style:text-properties officeooo:rsid="1035cc54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81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21" draw:name="Gebruiker 1" draw:style-name="gr2" draw:text-style-name="P108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100"><text:span text:style-name="Definition"><text:span text:style-name="T217">USER</text:span></text:span><text:span text:style-name="Definition"><text:span text:style-name="T280">na</text:span></text:span><text:span text:style-name="Definition"><text:span text:style-name="T282">me</text:span></text:span><text:span text:style-name="T216"><text:tab/><text:tab/><text:tab/> </text:span><text:span text:style-name="T216"><draw:control text:anchor-type="as-char" svg:y="-0.4cm" draw:z-index="22" draw:name="Gberuikersnaam 2" draw:style-name="gr2" draw:text-style-name="P108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80">COMPUTERNA</text:span></text:span><text:span text:style-name="Definition"><text:span text:style-name="T282">me</text:span></text:span><text:span text:style-name="T236"><text:tab/> </text:span><text:span text:style-name="T280"><draw:control text:anchor-type="as-char" svg:y="-0.4cm" draw:z-index="23" draw:name="Computernaam 1" draw:style-name="gr2" draw:text-style-name="P108" svg:width="6.4cm" svg:height="0.6cm" draw:control="control22"><svg:title>Computernaam</svg:title><svg:desc>Unieke naam van de computer</svg:desc></draw:control></text:span><text:span text:style-name="T280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4" draw:name="Gebruiker 2" draw:style-name="gr2" draw:text-style-name="P108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100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5" draw:name="Gberuikersnaam 1" draw:style-name="gr2" draw:text-style-name="P108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2">New installation?</text:span><text:span text:style-name="T274"><text:tab/></text:span><text:span text:style-name="T275"></text:span><text:span text:style-name="T276"><text:tab/>Start at chapter </text:span><text:span text:style-name="T273"><text:bookmark-ref text:reference-format="page" text:ref-name="__RefNumPara__4009_12717081281">2</text:bookmark-ref></text:span><text:span text:style-name="T273"><text:s text:c="2"/></text:span><text:span text:style-name="T273"><text:bookmark-ref text:reference-format="text" text:ref-name="__RefNumPara__4009_12717081281">Perform installation</text:bookmark-ref></text:span><text:span text:style-name="T277">.</text:span></text:p>
      <text:p text:style-name="P55"/>
      <text:p text:style-name="P57"><text:span text:style-name="Strong_20_Emphasis"><text:span text:style-name="T33"/></text:span></text:p>
      <text:list xml:id="list3566352698" text:style-name="L1">
        <text:list-item>
          <text:p text:style-name="P104"><text:bookmark-start text:name="__RefNumPara__4083_1271708128"/>Prepar<text:span text:style-name="T288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2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15" draw:name="Vorm 5" draw:style-name="gr1" draw:text-style-name="P107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8" draw:name="Vorm4" draw:style-name="gr1" draw:text-style-name="P10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94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6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4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8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8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8" office:value-type="string">
            <text:p text:style-name="P78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3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16" draw:name="Vorm 7" draw:style-name="gr1" draw:text-style-name="P107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1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94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1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4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21560605571736" text:continue-numbering="true" text:style-name="L1">
        <text:list-item>
          <text:p text:style-name="P103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7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3"><draw:control text:anchor-type="as-char" draw:z-index="4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188">Boot the computer from</text:span><text:span text:style-name="T190"><text:note text:id="ftn5" text:note-class="footnote"><text:note-citation>1</text:note-citation><text:note-body><text:p text:style-name="P99"><text:span text:style-name="T120">Boot menu/Setup via one of the </text:span><text:span text:style-name="T121">f</text:span><text:span text:style-name="T120">requently used keys:</text:span> <text:span text:style-name="T287">Esc</text:span><text:span text:style-name="T280">, </text:span><text:span text:style-name="T287">Delete</text:span><text:span text:style-name="T280">, </text:span><text:span text:style-name="T287">F1</text:span><text:span text:style-name="T280">, </text:span><text:span text:style-name="T287">F2</text:span><text:span text:style-name="T280">, </text:span><text:span text:style-name="T287">F9</text:span><text:span text:style-name="T280">, </text:span><text:span text:style-name="T287">F10</text:span><text:span text:style-name="T280">, </text:span><text:span text:style-name="T287">F11</text:span><text:span text:style-name="T280">, </text:span><text:span text:style-name="T284">or </text:span><text:span text:style-name="T287">F12</text:span><text:span text:style-name="T280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8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73"><draw:control text:anchor-type="as-char" draw:z-index="17" draw:name="Vorm4_ 1" draw:style-name="gr1" draw:text-style-name="P107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5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73"><draw:control text:anchor-type="as-char" draw:z-index="10" draw:name="Vorm13_1" draw:style-name="gr1" draw:text-style-name="P10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7" office:value-type="string">
            <text:p text:style-name="P97">When prompted for a password, type '<text:span text:style-name="T285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><text:span text:style-name="Strong_20_Emphasis"><text:span text:style-name="T107"><draw:control text:anchor-type="as-char" draw:z-index="20" draw:name="Vorm13_ 1" draw:style-name="gr1" draw:text-style-name="P107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5">At <text:span text:style-name="T289">Location</text:span>: 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2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2">At</text:span> <text:span text:style-name="T289">Regio</text:span><text:span text:style-name="T291">n</text:span> <text:span text:style-name="T292">choose</text:span> <text:span text:style-name="T289">Europ</text:span><text:span text:style-name="T290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3"><draw:control text:anchor-type="as-char" draw:z-index="5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2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5" office:value-type="string">
            <text:p text:style-name="P80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21559857867977" text:continue-numbering="true" text:style-name="L1">
        <text:list-item>
          <text:p text:style-name="P106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3"><draw:control text:anchor-type="as-char" draw:z-index="6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7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6" draw:name="Vorm13_ 5" draw:style-name="gr1" draw:text-style-name="P107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1"><text:span text:style-name="Strong_20_Emphasis"><text:span text:style-name="T73"><draw:control text:anchor-type="as-char" draw:z-index="27" draw:name="Vorm4_ 4" draw:style-name="gr1" draw:text-style-name="P107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4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8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0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3"><draw:control text:anchor-type="as-char" draw:z-index="9" draw:name="Vorm4_1" draw:style-name="gr1" draw:text-style-name="P107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94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8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1" office:value-type="string">
            <text:p text:style-name="P79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2" office:value-type="string">
            <text:p text:style-name="P79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3" office:value-type="string">
            <text:p text:style-name="P79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3"><draw:control text:anchor-type="as-char" draw:z-index="7" draw:name="Vorm33" draw:style-name="gr1" draw:text-style-name="P107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4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7" office:value-type="string">
            <text:p text:style-name="P101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6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9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21559901081323" text:continue-numbering="true" text:style-name="L1">
        <text:list-item>
          <text:p text:style-name="P105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1" draw:name="Vorm36_0" draw:style-name="gr1" draw:text-style-name="P107" svg:width="0.35cm" svg:height="0.35cm" draw:control="control10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3" draw:name="Vorm36_ 1" draw:style-name="gr1" draw:text-style-name="P107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7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2" draw:name="Vorm36_2" draw:style-name="gr1" draw:text-style-name="P107" svg:width="0.35cm" svg:height="0.35cm" draw:control="control11"/></text:span></text:span></text:p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4" draw:name="Vorm36_ 2" draw:style-name="gr1" draw:text-style-name="P107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3">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5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60"><text:span text:style-name="Emphasis"><text:span text:style-name="T270">Written</text:span></text:span><text:span text:style-name="Emphasis"><text:span text:style-name="T268"> </text:span></text:span><text:span text:style-name="Emphasis"><text:span text:style-name="T270">by</text:span></text:span><text:span text:style-name="Emphasis"><text:span text:style-name="T26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9">Karel Zimmer</text:span></text:span></text:a><text:span text:style-name="Emphasis"><text:span text:style-name="T268">.</text:span></text:span></text:p>
      <text:p text:style-name="P61"><text:a xlink:type="simple" xlink:href="https://creativecommons.org/publicdomain/zero/1.0" text:style-name="Internet_20_link" text:visited-style-name="Visited_20_Internet_20_Link"><text:span text:style-name="Emphasis"><text:span text:style-name="T271">CC0 1.0 Universal</text:span></text:span></text:a><text:span text:style-name="Emphasis"><text:span text:style-name="T278"> </text:span></text:span><text:span text:style-name="Emphasis"><text:span text:style-name="T279"><draw:a xlink:type="simple" xlink:href="http://creativecommons.org/publicdomain/zero/1.0?ref=chooser-v1" office:target-frame-name="_blank" xlink:show="new"><draw:frame draw:style-name="fr2" draw:name="Afbeelding3" text:anchor-type="as-char" svg:width="0.411cm" svg:height="0.411cm" draw:z-index="0"><draw:image xlink:href="Pictures/100006C30000031A0000031AF8FCABE9D1846BB9.svg" xlink:type="simple" xlink:show="embed" xlink:actuate="onLoad" draw:mime-type="image/svg+xml"/><draw:image xlink:href="Pictures/100000010000001E0000001E2CB841F53C570895.png" xlink:type="simple" xlink:show="embed" xlink:actuate="onLoad" draw:mime-type="image/png"/></draw:frame></draw:a></text:span></text:span><text:span text:style-name="Emphasis"><text:span text:style-name="T293"><draw:a xlink:type="simple" xlink:href="http://creativecommons.org/publicdomain/zero/1.0?ref=chooser-v1" office:target-frame-name="_blank" xlink:show="new"><draw:frame draw:style-name="fr1" draw:name="Afbeelding4" text:anchor-type="as-char" svg:width="0.427cm" svg:height="0.427cm" draw:z-index="1"><draw:image xlink:href="Pictures/100005810000031A0000031A90A9BB170713D465.svg" xlink:type="simple" xlink:show="embed" xlink:actuate="onLoad" draw:mime-type="image/svg+xml"/><draw:image xlink:href="Pictures/100000010000001E0000001E1FA425C1D18A23F3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3-23T12:15:58.847550745">23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2:15:58.688080813</dc:date>
    <meta:keyword>Installatie</meta:keyword>
    <meta:keyword>Checklist</meta:keyword>
    <meta:keyword>Linux</meta:keyword>
    <meta:editing-cycles>6938</meta:editing-cycles>
    <meta:editing-duration>P12DT6H27M37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6" meta:word-count="680" meta:character-count="4197" meta:non-whitespace-character-count="3561"/>
    <meta:user-defined meta:name="Info 1"/>
    <meta:user-defined meta:name="Info 2"/>
    <meta:user-defined meta:name="Info 3"/>
    <meta:user-defined meta:name="Info 4"/>
  </office:meta>
</office:document-meta>
</file>